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14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14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31"><text:tab/>ld hl,objectscarried</text:p>
      <text:p text:style-name="P14"><text:tab/>ld b,0</text:p>
      <text:p text:style-name="P31">lookforslot</text:p>
      <text:p text:style-name="P31"><text:tab/>ld a,(hl)</text:p>
      <text:p text:style-name="P14"><text:tab/>cp 1<text:tab/><text:tab/><text:tab/>;;;end of carry list</text:p>
      <text:p text:style-name="P14"><text:tab/>jr z,noslotsleft</text:p>
      <text:p text:style-name="P14"><text:tab/>and a</text:p>
      <text:p text:style-name="P14"><text:tab/>jr z,gotslot</text:p>
      <text:p text:style-name="P14"><text:tab/>inc hl</text:p>
      <text:p text:style-name="P14"><text:tab/>inc b</text:p>
      <text:p text:style-name="P14"><text:tab/>jr lookforslot</text:p>
      <text:p text:style-name="P31">gotslot</text:p>
      <text:p text:style-name="P31"><text:tab/>ld a,b</text:p>
      <text:p text:style-name="P14"><text:tab/>and a</text:p>
      <text:p text:style-name="P14"><text:tab/>jr z,nomovingback</text:p>
      <text:p text:style-name="P14"><text:tab/>dec hl</text:p>
      <text:p text:style-name="P14"><text:tab/>ld a,(hl)</text:p>
      <text:p text:style-name="P14"><text:tab/>inc hl</text:p>
      <text:p text:style-name="P14"><text:tab/>ld (hl),a</text:p>
      <text:p text:style-name="P14"><text:tab/>dec hl</text:p>
      <text:p text:style-name="P14"><text:tab/>djnz gotslot</text:p>
      <text:p text:style-name="P3"/>
      <text:p text:style-name="P31">nomovingback</text:p>
      <text:p text:style-name="P31"><text:tab/>ld a,(slotno)</text:p>
      <text:p text:style-name="P14"><text:tab/>ld (objectscarried),a</text:p>
      <text:p text:style-name="P31">backtoinvent</text:p>
      <text:p text:style-name="P31"><text:tab/>ld (ix+room),255</text:p>
      <text:p text:style-name="P14"><text:tab/>jp inventoryrou</text:p>
      <text:p text:style-name="P31">noslotsleft</text:p>
      <text:p text:style-name="P70"><text:tab/>dec hl</text:p>
      <text:p text:style-name="P69"><text:tab/>ld a,(hl)</text:p>
      <text:p text:style-name="P69"><text:tab/>ld (objecttodrop),a</text:p>
      <text:p text:style-name="P69"><text:tab/>ld c,a</text:p>
      <text:p text:style-name="P69"><text:tab/>push ix</text:p>
      <text:p text:style-name="P69"><text:tab/>push bc</text:p>
      <text:p text:style-name="P69"><text:tab/>call dropobject</text:p>
      <text:p text:style-name="P69"><text:tab/>pop bc</text:p>
      <text:p text:style-name="P69"><text:tab/>pop ix</text:p>
      <text:p text:style-name="P69"><text:tab/>dec b</text:p>
      <text:p text:style-name="P69"><text:tab/>ld a,1</text:p>
      <text:p text:style-name="P69"><text:tab/>ld (toomuchtohold),a</text:p>
      <text:p text:style-name="P69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14">resetfirstdragon<text:tab/>equ -16+var1</text:p>
      <text:p text:style-name="P31">proxsleeprou</text:p>
      <text:p text:style-name="P31"><text:tab/>ld a,255</text:p>
      <text:p text:style-name="P14"><text:tab/>ld (ix+room),a</text:p>
      <text:p text:style-name="P14"><text:tab/>ld (ix+resetfirstdragon),a</text:p>
      <text:p text:style-name="P14"><text:tab/>ld hl,dragonasleepmess</text:p>
      <text:p text:style-name="P14"><text:tab/>jp windowrou</text:p>
      <text:p text:style-name="P3"/>
      <text:p text:style-name="P14">;;;;;;;;;;;;;;;;;;;;;;;;;;;;;;;;;;;;;;;;;;;;;;;;;;;;;;;CROCODILE</text:p>
      <text:p text:style-name="P3"/>
      <text:p text:style-name="P14">resetcrocodile<text:tab/>equ printmoving</text:p>
      <text:p text:style-name="P31">crocodilerou</text:p>
      <text:p text:style-name="P31"><text:tab/>ld a,(killed)</text:p>
      <text:p text:style-name="P14"><text:tab/>and a</text:p>
      <text:p text:style-name="P14"><text:tab/>ret nz</text:p>
      <text:p text:style-name="P14"><text:tab/>ld a,(ix+delaycounter)</text:p>
      <text:p text:style-name="P14"><text:tab/>inc a</text:p>
      <text:p text:style-name="P14"><text:tab/>and 7</text:p>
      <text:p text:style-name="P14"><text:tab/>ld (ix+delaycounter),a</text:p>
      <text:p text:style-name="P14"><text:tab/>jr nz,justcroccoll</text:p>
      <text:p text:style-name="P14"><text:tab/>ld hl,74+80*256</text:p>
      <text:p text:style-name="P14"><text:tab/>ld de,20+100*256</text:p>
      <text:p text:style-name="P14"><text:tab/>call proximitycollide</text:p>
      <text:p text:style-name="P14"><text:tab/>ld a,8+16</text:p>
      <text:p text:style-name="P14"><text:tab/>rra</text:p>
      <text:p text:style-name="P14"><text:tab/>bit 7,(ix+var1)</text:p>
      <text:p text:style-name="P14"><text:tab/>jr z,nottied</text:p>
      <text:p text:style-name="P14"><text:tab/>cp (ix+colour)</text:p>
      <text:p text:style-name="P14"><text:tab/>ret z</text:p>
      <text:p text:style-name="P31">nottied</text:p>
      <text:p text:style-name="P31"><text:tab/>push af</text:p>
      <text:p text:style-name="P3"><text:tab/>call flyback</text:p>
      <text:p text:style-name="P14"><text:soft-page-break/><text:tab/>call rubprintmoving</text:p>
      <text:p text:style-name="P14"><text:tab/>pop af</text:p>
      <text:p text:style-name="P14"><text:tab/>ld (ix+colour),a</text:p>
      <text:p text:style-name="P14"><text:tab/>ld a,(ix+var1)</text:p>
      <text:p text:style-name="P14"><text:tab/>cp 255</text:p>
      <text:p text:style-name="P14"><text:tab/>jr z,hestied</text:p>
      <text:p text:style-name="P14"><text:tab/>inc a</text:p>
      <text:p text:style-name="P14"><text:tab/>and 7</text:p>
      <text:p text:style-name="P14"><text:tab/>ld (ix+var1),a</text:p>
      <text:p text:style-name="P31">hestied</text:p>
      <text:p text:style-name="P31"><text:tab/>ld (ix+movefrm),123</text:p>
      <text:p text:style-name="P14"><text:tab/>cp 240</text:p>
      <text:p text:style-name="P14"><text:tab/>jp nc,printmoving</text:p>
      <text:p text:style-name="P14"><text:tab/>cp 3</text:p>
      <text:p text:style-name="P14"><text:tab/>jp c,printmoving</text:p>
      <text:p text:style-name="P14"><text:tab/>bit 0,a</text:p>
      <text:p text:style-name="P14"><text:tab/>jp z,printmoving</text:p>
      <text:p text:style-name="P14"><text:tab/>inc (ix+movefrm)</text:p>
      <text:p text:style-name="P14"><text:tab/>call printmoving</text:p>
      <text:p text:style-name="P3"/>
      <text:p text:style-name="P31">justcroccoll</text:p>
      <text:p text:style-name="P31"><text:tab/>bit 0,(ix+movefrm)</text:p>
      <text:p text:style-name="P14"><text:tab/>ret nz</text:p>
      <text:p text:style-name="P14"><text:tab/>ld hl,70+140*256</text:p>
      <text:p text:style-name="P14"><text:tab/>ld de,6+10*256</text:p>
      <text:p text:style-name="P14"><text:tab/>call proximitycollide</text:p>
      <text:p text:style-name="P14"><text:tab/>ret nc</text:p>
      <text:p text:style-name="P3"><text:tab/>di </text:p>
      <text:p text:style-name="P14"><text:tab/>ld a,7</text:p>
      <text:p text:style-name="P3"><text:span text:style-name="T1"><text:tab/>ld (sequence),a</text:span><text:tab/></text:p>
      <text:p text:style-name="P14"><text:tab/>xor a</text:p>
      <text:p text:style-name="P14"><text:tab/>ld (left),a</text:p>
      <text:p text:style-name="P14"><text:tab/>ld (right),a</text:p>
      <text:p text:style-name="P14"><text:tab/>ld a,69-32</text:p>
      <text:p text:style-name="P14"><text:tab/>ld (x),a</text:p>
      <text:p text:style-name="P14"><text:tab/>ld a,160</text:p>
      <text:p text:style-name="P14"><text:tab/>ld (y),a</text:p>
      <text:p text:style-name="P3"><text:tab/>ei</text:p>
      <text:p text:style-name="P14"><text:tab/>ld hl,croceatenmess</text:p>
      <text:p text:style-name="P14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14">tiecroc<text:tab/>equ -16+var1</text:p>
      <text:p text:style-name="P31">proxcrocrou</text:p>
      <text:p text:style-name="P31"><text:tab/>ld (ix+room),255</text:p>
      <text:p text:style-name="P14"><text:tab/>ld (ix+tiecroc),255</text:p>
      <text:p text:style-name="P14"><text:tab/>ld hl,croctiedmess</text:p>
      <text:p text:style-name="P14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31">proxjugrou</text:p>
      <text:p text:style-name="P31"><text:tab/>ld a,255</text:p>
      <text:p text:style-name="P14"><text:tab/>ld (ix+room),a</text:p>
      <text:p text:style-name="P14"><text:tab/>ld (fireout),a</text:p>
      <text:p text:style-name="P14"><text:tab/>ld hl,throwwateronfiremess</text:p>
      <text:p text:style-name="P14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31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1">ratcoll</text:p>
      <text:p text:style-name="P31"><text:tab/>cp 1</text:p>
      <text:p text:style-name="P14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31">proxloafrou</text:p>
      <text:p text:style-name="P31"><text:tab/>ld a,(ix+movex)</text:p>
      <text:p text:style-name="P14"><text:tab/>add a,2</text:p>
      <text:p text:style-name="P14"><text:tab/>ld (ratcoll+1),a</text:p>
      <text:p text:style-name="P14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71">gettomovingdata</text:p>
      <text:p text:style-name="P71"><text:tab/>ld b,a</text:p>
      <text:p text:style-name="P69"><text:tab/>ld ix,movingdata</text:p>
      <text:p text:style-name="P69"><text:tab/>ld de,16</text:p>
      <text:p text:style-name="P71">gettopickupable</text:p>
      <text:p text:style-name="P71"><text:tab/>add ix,de</text:p>
      <text:p text:style-name="P69"><text:tab/>djnz gettopickupable</text:p>
      <text:p text:style-name="P69"><text:tab/>ret</text:p>
      <text:p text:style-name="P3"/>
      <text:p text:style-name="P71">dropobject</text:p>
      <text:p text:style-name="P71"><text:tab/>ld a,c</text:p>
      <text:p text:style-name="P69"><text:tab/>call gettomovingdata</text:p>
      <text:p text:style-name="P69"><text:tab/>ld a,(roomno)</text:p>
      <text:p text:style-name="P69"><text:tab/>ld (ix+room),a</text:p>
      <text:p text:style-name="P69"><text:tab/>ld a,(x)</text:p>
      <text:p text:style-name="P69"><text:tab/>and %11111110</text:p>
      <text:p text:style-name="P69"><text:tab/>add 34</text:p>
      <text:p text:style-name="P69"><text:tab/>ld (ix+movex),a</text:p>
      <text:p text:style-name="P69"><text:tab/>ld a,(y)</text:p>
      <text:p text:style-name="P69"><text:tab/>and %11111000</text:p>
      <text:p text:style-name="P69"><text:tab/>sub 8</text:p>
      <text:p text:style-name="P69"><text:tab/>ld (ix+movey),a</text:p>
      <text:p text:style-name="P52"><text:tab/>ld a,11</text:p>
      <text:p text:style-name="P52"><text:tab/>ld (sndfx),a</text:p>
      <text:p text:style-name="P69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2-21T13:43:23.605555635</dc:date>
    <meta:editing-duration>P2DT12H17M31S</meta:editing-duration>
    <meta:editing-cycles>215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40" meta:non-whitespace-character-count="110665"/>
  </office:meta>
</office:document-meta>
</file>